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782b4" officeooo:paragraph-rsid="000782b4"/>
    </style:style>
    <style:style style:name="P2" style:family="paragraph" style:parent-style-name="Preformatted_20_Text">
      <style:paragraph-properties fo:padding="0.0201in" fo:border="0.06pt solid #000000" style:shadow="none"/>
    </style:style>
    <style:style style:name="P3" style:family="paragraph" style:parent-style-name="Preformatted_20_Text">
      <style:paragraph-properties fo:padding="0.0201in" fo:border="0.06pt solid #000000" style:shadow="none"/>
      <style:text-properties officeooo:rsid="000782b4" officeooo:paragraph-rsid="000782b4"/>
    </style:style>
    <style:style style:name="P4" style:family="paragraph" style:parent-style-name="Preformatted_20_Text">
      <style:paragraph-properties fo:padding="0.0201in" fo:border="0.06pt solid #000000" style:shadow="none"/>
      <style:text-properties officeooo:paragraph-rsid="000782b4"/>
    </style:style>
    <style:style style:name="P5" style:family="paragraph" style:parent-style-name="Preformatted_20_Text">
      <style:paragraph-properties fo:padding="0.0201in" fo:border="0.06pt solid #000000" style:shadow="none"/>
      <style:text-properties officeooo:rsid="00159f55" officeooo:paragraph-rsid="00159f55"/>
    </style:style>
    <style:style style:name="P6" style:family="paragraph" style:parent-style-name="Preformatted_20_Text">
      <style:paragraph-properties fo:break-before="page" fo:padding="0.0201in" fo:border="0.06pt solid #000000" style:shadow="none"/>
    </style:style>
    <style:style style:name="P7" style:family="paragraph" style:parent-style-name="Preformatted_20_Text">
      <style:paragraph-properties fo:break-before="page" fo:padding="0.0201in" fo:border="0.06pt solid #000000" style:shadow="none"/>
      <style:text-properties officeooo:paragraph-rsid="0018f17a"/>
    </style:style>
    <style:style style:name="P8" style:family="paragraph" style:parent-style-name="Text_20_body">
      <style:text-properties officeooo:rsid="0004a5d6" officeooo:paragraph-rsid="0004a5d6"/>
    </style:style>
    <style:style style:name="P9" style:family="paragraph" style:parent-style-name="Text_20_body">
      <style:text-properties officeooo:rsid="00051adf" officeooo:paragraph-rsid="00051adf"/>
    </style:style>
    <style:style style:name="P10" style:family="paragraph" style:parent-style-name="Text_20_body">
      <style:text-properties officeooo:rsid="00051adf" officeooo:paragraph-rsid="0007be58"/>
    </style:style>
    <style:style style:name="P11" style:family="paragraph" style:parent-style-name="Text_20_body">
      <style:text-properties officeooo:rsid="00051e98" officeooo:paragraph-rsid="00051e98"/>
    </style:style>
    <style:style style:name="P12" style:family="paragraph" style:parent-style-name="Text_20_body">
      <style:text-properties officeooo:rsid="00051e98" officeooo:paragraph-rsid="0007be58"/>
    </style:style>
    <style:style style:name="P13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Text_20_body">
      <style:text-properties officeooo:rsid="00070429" officeooo:paragraph-rsid="00070429"/>
    </style:style>
    <style:style style:name="P15" style:family="paragraph" style:parent-style-name="Text_20_body">
      <style:text-properties officeooo:rsid="000782b4" officeooo:paragraph-rsid="000782b4"/>
    </style:style>
    <style:style style:name="P16" style:family="paragraph" style:parent-style-name="Text_20_body">
      <style:text-properties officeooo:rsid="0007be58" officeooo:paragraph-rsid="0007be58"/>
    </style:style>
    <style:style style:name="P17" style:family="paragraph" style:parent-style-name="Text_20_body">
      <style:text-properties officeooo:rsid="00088a38" officeooo:paragraph-rsid="00088a38"/>
    </style:style>
    <style:style style:name="P18" style:family="paragraph" style:parent-style-name="Text_20_body">
      <style:text-properties officeooo:rsid="000c32fa" officeooo:paragraph-rsid="000c32fa"/>
    </style:style>
    <style:style style:name="P19" style:family="paragraph" style:parent-style-name="Text_20_body">
      <style:text-properties officeooo:rsid="000dffb6" officeooo:paragraph-rsid="000dffb6"/>
    </style:style>
    <style:style style:name="P20" style:family="paragraph" style:parent-style-name="Text_20_body">
      <style:text-properties officeooo:rsid="000dffb6" officeooo:paragraph-rsid="000f7f4c"/>
    </style:style>
    <style:style style:name="P21" style:family="paragraph" style:parent-style-name="Text_20_body">
      <style:text-properties officeooo:rsid="000f7f4c" officeooo:paragraph-rsid="000f7f4c"/>
    </style:style>
    <style:style style:name="P22" style:family="paragraph" style:parent-style-name="Text_20_body">
      <style:text-properties officeooo:rsid="00101b71" officeooo:paragraph-rsid="00101b71"/>
    </style:style>
    <style:style style:name="P23" style:family="paragraph" style:parent-style-name="Text_20_body">
      <style:text-properties officeooo:rsid="001340a2" officeooo:paragraph-rsid="001340a2"/>
    </style:style>
    <style:style style:name="P24" style:family="paragraph" style:parent-style-name="Text_20_body">
      <style:text-properties officeooo:rsid="00159f55" officeooo:paragraph-rsid="00159f55"/>
    </style:style>
    <style:style style:name="P25" style:family="paragraph" style:parent-style-name="Text_20_body">
      <style:text-properties officeooo:rsid="001add95" officeooo:paragraph-rsid="001add95"/>
    </style:style>
    <style:style style:name="P26" style:family="paragraph" style:parent-style-name="Preformatted_20_Text">
      <style:paragraph-properties fo:padding="0in" fo:border="none" style:shadow="none"/>
      <style:text-properties officeooo:rsid="000c32fa" officeooo:paragraph-rsid="000dffb6"/>
    </style:style>
    <style:style style:name="P27" style:family="paragraph" style:parent-style-name="Preformatted_20_Text">
      <style:paragraph-properties fo:padding="0in" fo:border="none" style:shadow="none"/>
      <style:text-properties officeooo:paragraph-rsid="00101b71"/>
    </style:style>
    <style:style style:name="P28" style:family="paragraph" style:parent-style-name="Preformatted_20_Text">
      <style:paragraph-properties fo:padding="0in" fo:border="none" style:shadow="none"/>
      <style:text-properties officeooo:rsid="00101b71" officeooo:paragraph-rsid="00101b71"/>
    </style:style>
    <style:style style:name="P29" style:family="paragraph" style:parent-style-name="List_20_Contents">
      <style:text-properties officeooo:paragraph-rsid="000dffb6"/>
    </style:style>
    <style:style style:name="P30" style:family="paragraph" style:parent-style-name="List_20_Contents">
      <style:text-properties officeooo:rsid="000f7f4c" officeooo:paragraph-rsid="000f7f4c"/>
    </style:style>
    <style:style style:name="P31" style:family="paragraph" style:parent-style-name="List_20_Contents">
      <style:text-properties officeooo:paragraph-rsid="000f7f4c"/>
    </style:style>
    <style:style style:name="P32" style:family="paragraph" style:parent-style-name="Text_20_body" style:list-style-name="L5">
      <style:text-properties officeooo:rsid="001add95" officeooo:paragraph-rsid="001add95"/>
    </style:style>
    <style:style style:name="P33" style:family="paragraph" style:parent-style-name="Text_20_body" style:list-style-name="L5">
      <style:text-properties officeooo:rsid="001add95" officeooo:paragraph-rsid="001c7b0c"/>
    </style:style>
    <style:style style:name="P34" style:family="paragraph" style:parent-style-name="Text_20_body" style:list-style-name="L5">
      <style:text-properties officeooo:rsid="001c7b0c" officeooo:paragraph-rsid="001c7b0c"/>
    </style:style>
    <style:style style:name="P35" style:family="paragraph" style:parent-style-name="Text_20_body">
      <style:text-properties officeooo:rsid="001f0c8d" officeooo:paragraph-rsid="001f0c8d"/>
    </style:style>
    <style:style style:name="P36" style:family="paragraph" style:parent-style-name="Text_20_body">
      <style:text-properties officeooo:paragraph-rsid="001f0c8d"/>
    </style:style>
    <style:style style:name="P37" style:family="paragraph" style:parent-style-name="Text_20_body">
      <style:text-properties officeooo:rsid="00206cd4" officeooo:paragraph-rsid="00206cd4"/>
    </style:style>
    <style:style style:name="P38" style:family="paragraph" style:parent-style-name="Text_20_body">
      <style:text-properties officeooo:rsid="00234e10" officeooo:paragraph-rsid="00234e10"/>
    </style:style>
    <style:style style:name="P39" style:family="paragraph" style:parent-style-name="Heading_20_1">
      <style:text-properties officeooo:paragraph-rsid="0004a5d6"/>
    </style:style>
    <style:style style:name="P40" style:family="paragraph" style:parent-style-name="Heading_20_3">
      <style:text-properties officeooo:rsid="001f0c8d" officeooo:paragraph-rsid="001f0c8d"/>
    </style:style>
    <style:style style:name="P41" style:family="paragraph" style:parent-style-name="Heading_20_2">
      <style:text-properties officeooo:rsid="001f0c8d" officeooo:paragraph-rsid="001f0c8d"/>
    </style:style>
    <style:style style:name="P42" style:family="paragraph" style:parent-style-name="Preformatted_20_Text">
      <style:text-properties officeooo:rsid="00159f55" officeooo:paragraph-rsid="00159f55"/>
    </style:style>
    <style:style style:name="P43" style:family="paragraph" style:parent-style-name="Preformatted_20_Text">
      <style:text-properties officeooo:rsid="001f0c8d" officeooo:paragraph-rsid="001f0c8d"/>
    </style:style>
    <style:style style:name="P44" style:family="paragraph" style:parent-style-name="Preformatted_20_Text">
      <style:text-properties officeooo:rsid="00206cd4" officeooo:paragraph-rsid="00206cd4"/>
    </style:style>
    <style:style style:name="P45" style:family="paragraph" style:parent-style-name="Preformatted_20_Text">
      <style:text-properties officeooo:rsid="00206cd4" officeooo:paragraph-rsid="00234e10"/>
    </style:style>
    <style:style style:name="P46" style:family="paragraph" style:parent-style-name="Preformatted_20_Text">
      <style:text-properties officeooo:paragraph-rsid="00206cd4"/>
    </style:style>
    <style:style style:name="P47" style:family="paragraph" style:parent-style-name="List_20_Contents" style:list-style-name="L1"/>
    <style:style style:name="P48" style:family="paragraph" style:parent-style-name="List_20_Contents" style:list-style-name="L2"/>
    <style:style style:name="P49" style:family="paragraph" style:parent-style-name="List_20_Contents" style:list-style-name="L3"/>
    <style:style style:name="P50" style:family="paragraph" style:parent-style-name="List_20_Contents" style:list-style-name="L4"/>
    <style:style style:name="P51" style:family="paragraph" style:parent-style-name="Table_20_Contents">
      <style:text-properties officeooo:rsid="00206cd4" officeooo:paragraph-rsid="00206cd4"/>
    </style:style>
    <style:style style:name="P52" style:family="paragraph" style:parent-style-name="Table_20_Contents">
      <style:text-properties officeooo:rsid="00222b0c" officeooo:paragraph-rsid="00222b0c"/>
    </style:style>
    <style:style style:name="P53" style:family="paragraph"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56" style:family="paragraph">
      <loext:graphic-properties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officeooo:rsid="0004a5d6"/>
    </style:style>
    <style:style style:name="T2" style:family="text">
      <style:text-properties officeooo:rsid="00051adf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0dffb6"/>
    </style:style>
    <style:style style:name="T5" style:family="text">
      <style:text-properties style:font-name="DejaVu Sans Mono" officeooo:rsid="000f7f4c"/>
    </style:style>
    <style:style style:name="T6" style:family="text">
      <style:text-properties style:font-name="DejaVu Sans Mono" fo:font-size="10pt" style:font-size-asian="10pt" style:font-size-complex="10pt"/>
    </style:style>
    <style:style style:name="T7" style:family="text">
      <style:text-properties style:font-name="Courier 10 Pitch"/>
    </style:style>
    <style:style style:name="T8" style:family="text">
      <style:text-properties officeooo:rsid="00070429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f7f4c"/>
    </style:style>
    <style:style style:name="T11" style:family="text">
      <style:text-properties officeooo:rsid="000782b4"/>
    </style:style>
    <style:style style:name="T12" style:family="text">
      <style:text-properties officeooo:rsid="0007be58"/>
    </style:style>
    <style:style style:name="T13" style:family="text">
      <style:text-properties officeooo:rsid="00088a38"/>
    </style:style>
    <style:style style:name="T14" style:family="text">
      <style:text-properties officeooo:rsid="000968d3"/>
    </style:style>
    <style:style style:name="T15" style:family="text">
      <style:text-properties officeooo:rsid="000c32fa"/>
    </style:style>
    <style:style style:name="T16" style:family="text">
      <style:text-properties officeooo:rsid="000dffb6"/>
    </style:style>
    <style:style style:name="T17" style:family="text">
      <style:text-properties officeooo:rsid="000f7f4c"/>
    </style:style>
    <style:style style:name="T18" style:family="text">
      <style:text-properties officeooo:rsid="001340a2"/>
    </style:style>
    <style:style style:name="T19" style:family="text">
      <style:text-properties officeooo:rsid="0016fc9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c7b0c"/>
    </style:style>
    <style:style style:name="T22" style:family="text">
      <style:text-properties officeooo:rsid="001c92fc"/>
    </style:style>
    <style:style style:name="T23" style:family="text">
      <style:text-properties officeooo:rsid="001f0c8d"/>
    </style:style>
    <style:style style:name="T24" style:family="text">
      <style:text-properties officeooo:rsid="00206cd4"/>
    </style:style>
    <style:style style:name="T25" style:family="text">
      <style:text-properties officeooo:rsid="00234e10"/>
    </style:style>
    <style:style style:name="T26" style:family="text">
      <style:text-properties officeooo:rsid="00250ec3"/>
    </style:style>
    <style:style style:name="T27" style:family="text">
      <style:text-properties fo:font-size="11pt" fo:font-style="italic" style:font-size-asian="11pt" style:font-style-asian="italic" style:font-size-complex="11pt" style:font-style-complex="italic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center" draw:textarea-vertical-align="middle" style:run-through="foreground"/>
    </style:style>
    <style:style style:name="gr3" style:family="graphic">
      <style:graphic-properties svg:stroke-width="0.0201in" svg:stroke-color="#000000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svg:stroke-color="#ffffff" draw:fill-color="#ffffff" draw:textarea-horizontal-align="center" draw:textarea-vertical-align="middle" style:run-through="foreground"/>
    </style:style>
    <style:style style:name="gr5" style:family="graphic">
      <style:graphic-properties draw:stroke="dash" draw:stroke-dash="Fine_20_Dashed" svg:stroke-color="#000000" draw:marker-end="Short_20_line_20_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<text:span text:style-name="T23">Customized Competition Systems for </text:span>JudoShi<text:span text:style-name="T1">ai</text:span></text:h>
      <text:p text:style-name="P8">It is possible to create your own competition systems. For those you need</text:p>
      <text:list xml:id="list1632620244983638375" text:style-name="L1">
        <text:list-item>
          <text:p text:style-name="P47">a text file that describes the logic, and</text:p>
        </text:list-item>
        <text:list-item>
          <text:p text:style-name="P47">SVG file<text:span text:style-name="T2">s</text:span> that describe how the bracket looks like.</text:p>
        </text:list-item>
      </text:list>
      <text:p text:style-name="P8">SVG file format and creation has been described in User Guide Appendix “SVG Templates for the Sheets”.</text:p>
      <text:p text:style-name="P9">It is good practice to name your system so that it shows the system type and maximum number of competitors. For example knock-out system for 32 could have a base name “knock-out-32”. Thus logic file would be “<text:span text:style-name="T3">knock-out-32.txt</text:span>”. SVG files must have the same base name added with the page number. If your system needs two sheets the SVG files would be <text:line-break/>“<text:span text:style-name="T7">knock-out-32-1.svg</text:span>” and “<text:span text:style-name="T7">knock-out-32-2.svg</text:span>”.</text:p>
      <text:h text:style-name="Heading_20_2" text:outline-level="2">Logic file format</text:h>
      <text:p text:style-name="P9">Edit logic file by using a plain text editor like notepad. The first line must contain information about <text:s/>the system:</text:p>
      <text:list xml:id="list5215594569311079408" text:style-name="L2">
        <text:list-item>
          <text:p text:style-name="P48">Long description</text:p>
        </text:list-item>
        <text:list-item>
          <text:p text:style-name="P48">Identification string. This must be unique between all systems.</text:p>
        </text:list-item>
        <text:list-item>
          <text:p text:style-name="P48">Min<text:span text:style-name="T19">i</text:span>mum number of competitors</text:p>
        </text:list-item>
        <text:list-item>
          <text:p text:style-name="P48">Maximum number of competitors</text:p>
        </text:list-item>
      </text:list>
      <text:p text:style-name="P9">Let's make an IJF knock-out system for four competitors. Name of the logic file will be <text:line-break/>“<text:span text:style-name="T7">knock-out-4.txt</text:span>”. <text:s/>The first line is:</text:p>
      <text:p text:style-name="Preformatted_20_Text">info "Knock-out for 4" "knockout4" 4 4</text:p>
      <text:p text:style-name="P10">Note that there can be four competitors, no less, no more. </text:p>
      <text:h text:style-name="Heading_20_3" text:outline-level="3">Simple match</text:h>
      <text:p text:style-name="P12">IJF rules say:</text:p>
      <text:p text:style-name="P13">In case of four competitors a normal knock-out system will be used. <text:line-break/>• The two winners will meet in the final <text:line-break/>• The two losers will compete for bronze. Only one bronze medal is awarded.</text:p>
      <text:p text:style-name="P11">Our competitors are called c1, c2, c3, and c4, i.e. letter <text:span text:style-name="T8">'</text:span>c<text:span text:style-name="T8">'</text:span> followed by a number. A match line <text:span text:style-name="T8">has the following syntax</text:span>:</text:p>
      <text:p text:style-name="P11">match name : <text:span text:style-name="T8">competitor_1 competitor_2</text:span></text:p>
      <text:p text:style-name="P14">In out example we need two preliminary matches for four competitors:</text:p>
      <text:p text:style-name="Preformatted_20_Text">pool_a: c1 c2</text:p>
      <text:p text:style-name="Preformatted_20_Text">pool_b: c3 c4</text:p>
      <text:p text:style-name="P14"/>
      <text:p text:style-name="P14">Next losers of the matches will fight for the bronze:</text:p>
      <text:p text:style-name="Preformatted_20_Text">bronze: pool_a.2 pool_b.2</text:p>
      <text:p text:style-name="P14"/>
      <text:p text:style-name="P14"><text:soft-page-break/>Competitors have format</text:p>
      <text:list xml:id="list5636275177150611911" text:style-name="L3">
        <text:list-item>
          <text:p text:style-name="P49">name of <text:span text:style-name="T8">the</text:span> previous match</text:p>
        </text:list-item>
        <text:list-item>
          <text:p text:style-name="P49">dot</text:p>
        </text:list-item>
        <text:list-item>
          <text:p text:style-name="P49">competitor's position <text:span text:style-name="T8">after the match(es)</text:span></text:p>
        </text:list-item>
      </text:list>
      <text:p text:style-name="P14">pool_a.1 means winner of the match “pool_a” and “pool_a.2” means loser of the match (second position). In round robin system pool.3 would mean 3<text:span text:style-name="T9">rd</text:span> position after the pool has been finished. We need one more match for the gold medal:</text:p>
      <text:p text:style-name="Preformatted_20_Text">final: pool_a.1 pool_b.1</text:p>
      <text:p text:style-name="P14"/>
      <text:p text:style-name="P15">Next we have to describe the results. Position lines:</text:p>
      <text:p text:style-name="Preformatted_20_Text">pos1 final.1</text:p>
      <text:p text:style-name="Preformatted_20_Text">pos2 final.2</text:p>
      <text:p text:style-name="Preformatted_20_Text">pos3 bronze.<text:span text:style-name="T11">1</text:span></text:p>
      <text:p text:style-name="P15"/>
      <text:p text:style-name="P15">Line starts with text “pos” followed by position number. Next there is fight name, a dot, and position number. The whole logic file is as follows:</text:p>
      <text:p text:style-name="P3">info "Knock-out for 4" "knockout4" 4 4</text:p>
      <text:p text:style-name="P4"/>
      <text:p text:style-name="P4">pool_a: c1 c2</text:p>
      <text:p text:style-name="P3">pool_b: c3 c4</text:p>
      <text:p text:style-name="P3">bronze: pool_a.2 pool_b.2</text:p>
      <text:p text:style-name="P3">final: pool_a.1 pool_b.1</text:p>
      <text:p text:style-name="P3"/>
      <text:p text:style-name="P4">pos1 final.1</text:p>
      <text:p text:style-name="P4">pos2 final.2</text:p>
      <text:p text:style-name="P3">pos3 bronze.1</text:p>
      <text:p text:style-name="P1"/>
      <text:h text:style-name="Heading_20_3" text:outline-level="3">Knock-out pool</text:h>
      <text:p text:style-name="P16">While it is possible to define all the knock-out matches this way it will require unnecessary effort when the number of competitors increases. Next line shows a simpler way of describing a knock-out pool for eight competitors:</text:p>
      <text:p text:style-name="Preformatted_20_Text">ko pool_a: <text:s/>c1 c2 c3 c4 c5 c6 c7 c8</text:p>
      <text:p text:style-name="P16">The line starts with word “ko” followed by the pool name and the competitors. Note that competitor can be a person or result from previous fights. Let<text:span text:style-name="T13">'</text:span>s write a repechage system for 16 competitors:</text:p>
      <text:p text:style-name="P7">info "<text:span text:style-name="T12">Repechage</text:span> 16" "<text:span text:style-name="T12">repechage</text:span>16" 9 16 </text:p>
      <text:p text:style-name="P2"/>
      <text:p text:style-name="P2">ko <text:span text:style-name="T12">pool_a</text:span>: c1 c2 c3 c4 c5 c6 c7 c8 </text:p>
      <text:p text:style-name="P2">ko <text:span text:style-name="T12">pool_b</text:span>: c9 c10 c11 c12 c13 c14 c15 c16 </text:p>
      <text:p text:style-name="P2"/>
      <text:p text:style-name="P2">ko rep_a: pool_a_2_1.1.p.2 pool_a_2_1.2 pool_a_2_2.1.p.2 pool_a_2_2.2 </text:p>
      <text:p text:style-name="P2">ko rep_b: pool_b_2_1.1.p.2 pool_b_2_1.2 pool_b_2_2.1.p.2 pool_b_2_2.2 </text:p>
      <text:p text:style-name="P2"/>
      <text:p text:style-name="P2"><text:span text:style-name="T12">bronze</text:span>_1: rep_a.1 pool_b.2 </text:p>
      <text:p text:style-name="P2"><text:span text:style-name="T12">bronze</text:span>_2: rep_b.1 pool_a.2 </text:p>
      <text:p text:style-name="P2">fina<text:span text:style-name="T13">l</text:span>: pool_a.1 pool_b.1 </text:p>
      <text:p text:style-name="P2"/>
      <text:p text:style-name="P2">pos1 fin<text:span text:style-name="T13">al</text:span>.1 </text:p>
      <text:p text:style-name="P2">pos2 fina<text:span text:style-name="T13">l</text:span>.2 </text:p>
      <text:p text:style-name="P2">pos3 <text:span text:style-name="T13">bronze</text:span>_1.1 </text:p>
      <text:p text:style-name="P2">pos4 <text:span text:style-name="T13">bronze</text:span>_2.1 3 </text:p>
      <text:p text:style-name="Text_20_body"/>
      <text:p text:style-name="P17">Info line says that this system is for 9 – 16 competitors. There are two knock-out pools (pool_a and pool_b). <text:span text:style-name="T14">Pool_a is depicted below:</text:span></text:p>
      <text:p text:style-name="P17"><draw:g text:anchor-type="paragraph" draw:z-index="0" draw:style-name="gr1"><draw:rect draw:style-name="gr2" draw:text-style-name="P54" svg:width="1.1669in" svg:height="0.2189in" svg:x="0.0547in" svg:y="0.3807in"><text:p text:style-name="P53">c1</text:p></draw:rect><draw:rect draw:style-name="gr2" draw:text-style-name="P54" svg:width="1.1669in" svg:height="0.2189in" svg:x="0.0547in" svg:y="0.7138in"><text:p text:style-name="P53">c2</text:p></draw:rect><draw:rect draw:style-name="gr2" draw:text-style-name="P54" svg:width="1.1669in" svg:height="0.2189in" svg:x="0.0547in" svg:y="1.0681in"><text:p text:style-name="P53">c3</text:p></draw:rect><draw:rect draw:style-name="gr2" draw:text-style-name="P54" svg:width="1.1669in" svg:height="0.2189in" svg:x="0.0547in" svg:y="1.4016in"><text:p text:style-name="P53">c4</text:p></draw:rect><draw:rect draw:style-name="gr2" draw:text-style-name="P54" svg:width="1.1669in" svg:height="0.2189in" svg:x="0.0547in" svg:y="1.7661in"><text:p text:style-name="P53">c5</text:p></draw:rect><draw:rect draw:style-name="gr2" draw:text-style-name="P54" svg:width="1.1669in" svg:height="0.2189in" svg:x="0.0547in" svg:y="2.0992in"><text:p text:style-name="P53">c6</text:p></draw:rect><draw:rect draw:style-name="gr2" draw:text-style-name="P54" svg:width="1.1669in" svg:height="0.2189in" svg:x="0.0547in" svg:y="2.4535in"><text:p text:style-name="P53">c7</text:p></draw:rect><draw:rect draw:style-name="gr2" draw:text-style-name="P54" svg:width="1.1669in" svg:height="0.2189in" svg:x="0.0547in" svg:y="2.7866in"><text:p text:style-name="P53">c8</text:p></draw:rect><draw:rect draw:style-name="gr2" draw:text-style-name="P54" svg:width="1.1669in" svg:height="0.2189in" svg:x="1.6067in" svg:y="1.9016in"><text:p text:style-name="P53">pool_a_1_3</text:p></draw:rect><draw:rect draw:style-name="gr2" draw:text-style-name="P54" svg:width="1.1669in" svg:height="0.2189in" svg:x="1.6067in" svg:y="1.2453in"><text:p text:style-name="P53">pool_a_1_2</text:p></draw:rect><draw:rect draw:style-name="gr2" draw:text-style-name="P54" svg:width="1.1669in" svg:height="0.2189in" svg:x="1.6067in" svg:y="0.5575in"><text:p text:style-name="P53">pool_a_1_1</text:p></draw:rect><draw:rect draw:style-name="gr2" draw:text-style-name="P54" svg:width="1.1669in" svg:height="0.2189in" svg:x="1.6067in" svg:y="2.6201in"><text:p text:style-name="P53">pool_a_1_4</text:p></draw:rect><draw:rect draw:style-name="gr2" draw:text-style-name="P54" svg:width="1.1669in" svg:height="0.2189in" svg:x="3.1591in" svg:y="0.9016in"><text:p text:style-name="P53">pool_a_2_1</text:p></draw:rect><draw:rect draw:style-name="gr2" draw:text-style-name="P54" svg:width="1.1669in" svg:height="0.2189in" svg:x="3.1591in" svg:y="2.2555in"><text:p text:style-name="P53">pool_a_2_2</text:p></draw:rect><draw:rect draw:style-name="gr2" draw:text-style-name="P54" svg:width="1.1669in" svg:height="0.313in" svg:x="4.7004in" svg:y="1.5472in"><text:p text:style-name="P53">pool_a_3_1</text:p></draw:rect><draw:line draw:style-name="gr3" draw:text-style-name="P53" svg:x1="1.2209in" svg:y1="1.1827in" svg:x2="1.6063in" svg:y2="1.2453in"><text:p/></draw:line><draw:line draw:style-name="gr3" draw:text-style-name="P53" svg:x1="1.2209in" svg:y1="0.4953in" svg:x2="1.6063in" svg:y2="0.5579in"><text:p/></draw:line><draw:line draw:style-name="gr3" draw:text-style-name="P53" svg:x1="1.2209in" svg:y1="1.839in" svg:x2="1.6063in" svg:y2="1.9016in"><text:p/></draw:line><draw:line draw:style-name="gr3" draw:text-style-name="P53" svg:x1="1.2209in" svg:y1="2.5575in" svg:x2="1.6063in" svg:y2="2.6201in"><text:p/></draw:line><draw:line draw:style-name="gr3" draw:text-style-name="P53" svg:x1="1.2209in" svg:y1="0.8283in" svg:x2="1.6063in" svg:y2="0.7764in"><text:p/></draw:line><draw:line draw:style-name="gr3" draw:text-style-name="P53" svg:x1="1.2209in" svg:y1="1.5157in" svg:x2="1.6063in" svg:y2="1.4638in"><text:p/></draw:line><draw:line draw:style-name="gr3" draw:text-style-name="P53" svg:x1="1.2209in" svg:y1="2.172in" svg:x2="1.6063in" svg:y2="2.1201in"><text:p/></draw:line><draw:line draw:style-name="gr3" draw:text-style-name="P53" svg:x1="1.2209in" svg:y1="2.8909in" svg:x2="1.6063in" svg:y2="2.839in"><text:p/></draw:line><draw:line draw:style-name="gr3" draw:text-style-name="P53" svg:x1="2.7736in" svg:y1="1.339in" svg:x2="3.1591in" svg:y2="1.1201in"><text:p/></draw:line><draw:line draw:style-name="gr3" draw:text-style-name="P53" svg:x1="2.7736in" svg:y1="2.7142in" svg:x2="3.1591in" svg:y2="2.4744in"><text:p/></draw:line><draw:line draw:style-name="gr3" draw:text-style-name="P53" svg:x1="2.7736in" svg:y1="0.6618in" svg:x2="3.1591in" svg:y2="0.9016in"><text:p/></draw:line><draw:line draw:style-name="gr3" draw:text-style-name="P53" svg:x1="2.7736in" svg:y1="2.0055in" svg:x2="3.1591in" svg:y2="2.2555in"><text:p/></draw:line><draw:line draw:style-name="gr3" draw:text-style-name="P53" svg:x1="4.3256in" svg:y1="2.2555in" svg:x2="4.7008in" svg:y2="1.8598in"><text:p/></draw:line><draw:line draw:style-name="gr3" draw:text-style-name="P53" svg:x1="4.3256in" svg:y1="1.1201in" svg:x2="4.7008in" svg:y2="1.5472in"><text:p/></draw:line><draw:rect draw:style-name="gr4" draw:text-style-name="P55" svg:width="0.865in" svg:height="0.198in" svg:x="0.3358in" svg:y="0.0366in"><text:p text:style-name="P53"><text:span text:style-name="T27">COMPETITORS</text:span></text:p></draw:rect><draw:rect draw:style-name="gr4" draw:text-style-name="P55" svg:width="0.865in" svg:height="0.198in" svg:x="1.711in" svg:y="0.0366in"><text:p text:style-name="P53"><text:span text:style-name="T27">ROUND 1</text:span></text:p></draw:rect><draw:rect draw:style-name="gr4" draw:text-style-name="P55" svg:width="0.865in" svg:height="0.198in" svg:x="3.1591in" svg:y="0.0366in"><text:p text:style-name="P53"><text:span text:style-name="T27">ROUND 2</text:span></text:p></draw:rect><draw:rect draw:style-name="gr4" draw:text-style-name="P55" svg:width="0.865in" svg:height="0.198in" svg:x="5.8984in" svg:y="0.0264in"><text:p text:style-name="P53"><text:span text:style-name="T27">WINNER</text:span></text:p></draw:rect><draw:rect draw:style-name="gr4" draw:text-style-name="P55" svg:width="0.865in" svg:height="0.198in" svg:x="3.065in" svg:y="1.5472in"><text:p text:style-name="P53"><text:span text:style-name="T27">MATCH NUMBER</text:span></text:p></draw:rect><draw:line draw:style-name="gr5" draw:text-style-name="P53" svg:x1="3.0854in" svg:y1="1.4846in" svg:x2="2.6063in" svg:y2="0.7764in"><text:p/></draw:line><draw:line draw:style-name="gr5" draw:text-style-name="P53" svg:x1="3.2209in" svg:y1="1.7453in" svg:x2="2.6063in" svg:y2="1.9744in"><text:p/></draw:line><draw:line draw:style-name="gr5" draw:text-style-name="P53" svg:x1="3.7209in" svg:y1="1.4744in" svg:x2="4.1063in" svg:y2="1.1827in"><text:p/></draw:line><draw:line draw:style-name="gr5" draw:text-style-name="P53" svg:x1="3.4402in" svg:y1="1.7453in" svg:x2="4.0858in" svg:y2="2.2555in"><text:p/></draw:line><draw:line draw:style-name="gr5" draw:text-style-name="P53" svg:x1="2.2618in" svg:y1="0.2346in" svg:x2="2.3661in" svg:y2="0.5575in"><text:p/></draw:line><draw:line draw:style-name="gr5" draw:text-style-name="P53" svg:x1="3.7528in" svg:y1="0.2346in" svg:x2="3.9299in" svg:y2="0.9012in"><text:p/></draw:line><draw:rect draw:style-name="gr4" draw:text-style-name="P55" svg:width="0.865in" svg:height="0.198in" svg:x="4.6693in" svg:y="0.0453in"><text:p text:style-name="P53"><text:span text:style-name="T27">ROUND 3</text:span></text:p></draw:rect><draw:line draw:style-name="gr3" draw:text-style-name="P53" svg:x1="5.8673in" svg:y1="1.7327in" svg:x2="6.6902in" svg:y2="1.7138in"><text:p/></draw:line><draw:rect draw:style-name="gr4" draw:text-style-name="P56" svg:width="0.7606in" svg:height="0.198in" svg:x="5.9299in" svg:y="1.5161in"><text:p text:style-name="P53"><text:span text:style-name="T28">pool_a.1</text:span></text:p></draw:rect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Individual m</text:span>atches <text:span text:style-name="T16">inside the pool </text:span>are name<text:span text:style-name="T16">d</text:span> by adding round number and fight number inside the round to the pool name. <text:span text:style-name="T16">Line </text:span></text:p>
      <text:p text:style-name="P26">ko rep_a: pool_a_2_1.1.p.2 pool_a_2_1.2 pool_a_2_2.1.p.2 pool_a_2_2.2</text:p>
      <text:p text:style-name="P19">tells that this is a knock-out pool whose name is “rep_a”. The first competitor is <text:s/>“<text:span text:style-name="T15">pool_a_2_1.1.p.2”. </text:span>Let's divide it <text:span text:style-name="T17">in</text:span>to elements:</text:p>
      <text:p text:style-name="List_20_Contents"><text:span text:style-name="T3">pool_a_2_1</text:span> = first match of the second round</text:p>
      <text:p text:style-name="List_20_Contents"><text:span text:style-name="T3">.1</text:span> = winner of the match</text:p>
      <text:p text:style-name="List_20_Contents"><text:span text:style-name="T3">.p</text:span> = winner's previous match <text:span text:style-name="T18">in round 1</text:span></text:p>
      <text:p text:style-name="List_20_Contents"><text:span text:style-name="T3">.2</text:span> = loser of that match.</text:p>
      <text:p text:style-name="P19"/>
      <text:p text:style-name="P19">Second competitor is pool_a_2_1.2, which means:</text:p>
      <text:p text:style-name="P29"><text:span text:style-name="T3">pool_a_2_1</text:span> = first match of the second round</text:p>
      <text:p text:style-name="P29"><text:span text:style-name="T4">.2</text:span><text:span text:style-name="T16"> = loser of the match.</text:span></text:p>
      <text:p text:style-name="P19"/>
      <text:p text:style-name="P20"><text:soft-page-break/>Round 2 winners are semifinalists and we want to find competitors who have lost to them. Loser of <text:span text:style-name="T17">the match “</text:span>pool_a_2_1” is one of them, but to find the other we must go back <text:span text:style-name="T17">to</text:span> the first round <text:span text:style-name="T17">and find out who lost that match to the semifinalist. In general follow the process:</text:span></text:p>
      <text:list xml:id="list796084130920560615" text:style-name="L4">
        <text:list-item>
          <text:p text:style-name="P50"><text:span text:style-name="T18">find</text:span> a<text:span text:style-name="T18"> </text:span>match</text:p>
        </text:list-item>
        <text:list-item>
          <text:p text:style-name="P50">choose winner or loser (.1 or .2)</text:p>
        </text:list-item>
        <text:list-item>
          <text:p text:style-name="P50">choose previous (.p) <text:span text:style-name="T17">to access winner's or loser's previous match</text:span></text:p>
        </text:list-item>
        <text:list-item>
          <text:p text:style-name="P50">choose winner or looser <text:span text:style-name="T17">(.1 or .2) of that match</text:span></text:p>
        </text:list-item>
        <text:list-item>
          <text:p text:style-name="P50">choose previous <text:span text:style-name="T17">(.p) to go further towards earlier matches</text:span></text:p>
        </text:list-item>
        <text:list-item>
          <text:p text:style-name="P50">etc.</text:p>
        </text:list-item>
      </text:list>
      <text:p text:style-name="P21">In repechage for 32 players you would have a competitor “pool_3_2.1.p.1.p.2”:</text:p>
      <text:p text:style-name="P31"><text:span text:style-name="T3">pool_a_</text:span><text:span text:style-name="T5">3</text:span><text:span text:style-name="T3">_</text:span><text:span text:style-name="T5">2</text:span> = <text:span text:style-name="T17">second</text:span> match of the <text:span text:style-name="T17">3</text:span><text:span text:style-name="T10">rd</text:span> round</text:p>
      <text:p text:style-name="P31"><text:span text:style-name="T3">.1</text:span> = winner of the match</text:p>
      <text:p text:style-name="P31"><text:span text:style-name="T3">.p</text:span> = winner's previous match <text:span text:style-name="T17">in round 2</text:span></text:p>
      <text:p text:style-name="P31"><text:span text:style-name="T3">.</text:span><text:span text:style-name="T5">1 </text:span><text:span text:style-name="T17">= winner of the round 2 match (same competitor)</text:span></text:p>
      <text:p text:style-name="P31"><text:span text:style-name="T3">.</text:span><text:span text:style-name="T5">p</text:span><text:span text:style-name="T17"> = previous match in round 1</text:span></text:p>
      <text:p text:style-name="P30"><text:span text:style-name="T3">.2</text:span> = loser of the round 1 match.</text:p>
      <text:p text:style-name="P20"><text:s/></text:p>
      <text:p text:style-name="P22">Lines </text:p>
      <text:p text:style-name="P27"><text:span text:style-name="T12">bronze</text:span>_1: rep_a.1 pool_b.2 </text:p>
      <text:p text:style-name="P27"><text:span text:style-name="T12">bronze</text:span>_2: rep_b.1 pool_a.2 </text:p>
      <text:p text:style-name="P28">fina<text:span text:style-name="T13">l</text:span>: pool_a.1 pool_b.1</text:p>
      <text:p text:style-name="P22">tells us that there are two bronzes. Bronze matches are between losers of the pool<text:span text:style-name="T18">s</text:span> and winners of the repechage pools. Match for gold medal is between winners of the pools.</text:p>
      <text:p text:style-name="P22">Finally there are lines for the positions:</text:p>
      <text:p text:style-name="P27">pos1 fin<text:span text:style-name="T13">al</text:span>.1 </text:p>
      <text:p text:style-name="P27">pos2 fina<text:span text:style-name="T13">l</text:span>.2 </text:p>
      <text:p text:style-name="P27">pos3 <text:span text:style-name="T13">bronze</text:span>_1.1 </text:p>
      <text:p text:style-name="P28">pos4 <text:span text:style-name="T13">bronze</text:span>_2.1 3</text:p>
      <text:p text:style-name="P22">Notice that the second bronze has position 4. Positions are just unique numbers who by the default mean also the real position. Since the second bronze is really position 3 there is an additional number '3' in the end of the line. That overrides the default value 4.</text:p>
      <text:h text:style-name="Heading_20_3" text:outline-level="3">Round robin</text:h>
      <text:p text:style-name="P23">In round robin system each competitor fights against all the others. Line for 5 competitor system would look like:</text:p>
      <text:p text:style-name="Preformatted_20_Text">rr poolname : c1 c2 c3 c4 c5</text:p>
      <text:p text:style-name="P23"/>
      <text:p text:style-name="P23">Poolname is a descriptive identification. Winner is <text:span text:style-name="T6">poolname.1</text:span>, 2<text:span text:style-name="T9">nd</text:span> is <text:span text:style-name="T6">poolname.2</text:span>, 3<text:span text:style-name="T9">rd</text:span> is <text:span text:style-name="T6">poolname.3</text:span> etc. </text:p>
      <text:p text:style-name="P24">Example: Create a system where are two 5 player round robin pools whose two best go to a knock-out system. Winner of pool A fights against the 2<text:span text:style-name="T9">nd</text:span> of pool B and vice versa.</text:p>
      <text:p text:style-name="P6">info “Double pool 10” doublepool10 10 10</text:p>
      <text:p text:style-name="P2"/>
      <text:p text:style-name="P5">rr pool_a: c1 c2 c3 c4 c5</text:p>
      <text:p text:style-name="P5">rr pool_b: c6 c7 c8 c9 c10</text:p>
      <text:p text:style-name="P5"/>
      <text:p text:style-name="P5">semi_a: pool_a.1 pool_b.2</text:p>
      <text:p text:style-name="P5">semi_b: pool_b.1 pool_a.2</text:p>
      <text:p text:style-name="P5"/>
      <text:p text:style-name="P5">final: semi_a.1 semi_b.1</text:p>
      <text:p text:style-name="P5"/>
      <text:p text:style-name="P5">pos1 final.1</text:p>
      <text:p text:style-name="P5">pos2 final.2</text:p>
      <text:p text:style-name="P5">pos3 semi_a.2</text:p>
      <text:p text:style-name="P5">pos4 semi_b.2 3</text:p>
      <text:p text:style-name="P42"/>
      <text:h text:style-name="P40" text:outline-level="3">Best of three</text:h>
      <text:p text:style-name="P35">Two competitors can have at most three matches. Line for Best of tree:</text:p>
      <text:p text:style-name="P43">b3 poolname : c1 c2</text:p>
      <text:h text:style-name="P41" text:outline-level="2">Controls</text:h>
      <text:p text:style-name="P35">It is possible to control the system.</text:p>
      <text:h text:style-name="Heading_20_3" text:outline-level="3">Match order</text:h>
      <text:p text:style-name="P35">JudoShiai tries to guess what is the intended match order, but may fail. You can force the order using order command:</text:p>
      <text:p text:style-name="P43">order c1 c2 c5 c6</text:p>
      <text:p text:style-name="P43">order c3 c4 c7 c8</text:p>
      <text:p text:style-name="P36"/>
      <text:p text:style-name="P36"><text:span text:style-name="T23">Here the match between c1 and c2 is done first, then match c5 – c6, etc.</text:span></text:p>
      <text:h text:style-name="Heading_20_3" text:outline-level="3">Page number</text:h>
      <text:p text:style-name="P44">svg page 1</text:p>
      <text:p text:style-name="P37"/>
      <text:p text:style-name="P37">Set the number of the page where the following matches will appear.</text:p>
      <text:h text:style-name="Heading_20_3" text:outline-level="3">Group</text:h>
      <text:p text:style-name="P44">group <text:span text:style-name="T25">c1 c2 c3 c4</text:span></text:p>
      <text:p text:style-name="P45">group <text:span text:style-name="T25">c5 c6 c7 c8</text:span></text:p>
      <text:p text:style-name="P37"/>
      <text:p text:style-name="P38">Groups <text:span text:style-name="T26">are set of competitors who should not be from the same club or country after the draw. By default round robin pool is a group and in knock-out system one quarter is a group.</text:span></text:p>
      <text:h text:style-name="Heading_20_2" text:outline-level="2">Work process</text:h>
      <text:p text:style-name="P25">To start using customized system<text:span text:style-name="T21">s</text:span> you might want to follow the<text:span text:style-name="T21">se</text:span> steps:</text:p>
      <text:list xml:id="list938009077889885063" text:style-name="L5">
        <text:list-item>
          <text:p text:style-name="P32">Create the logic file.</text:p>
        </text:list-item>
        <text:list-item>
          <text:p text:style-name="P33"><text:soft-page-break/>Start JudoShiai. <text:span text:style-name="T21">Create a new competition.</text:span></text:p>
        </text:list-item>
        <text:list-item>
          <text:p text:style-name="P33"><text:s/><text:span text:style-name="T20">Select Tournament → Load Custom Systems</text:span>.</text:p>
        </text:list-item>
        <text:list-item>
          <text:p text:style-name="P32">Select the directory where your custom files are and click <text:span text:style-name="T20">Open</text:span>.</text:p>
        </text:list-item>
        <text:list-item>
          <text:p text:style-name="P32">There will be an error message saying you do not have a SVG file. JudoShiai will create one for you. If your logic file is for example <text:span text:style-name="T7">knock-out-16.txt</text:span> the SVG file will be <text:line-break/><text:span text:style-name="T7">knock-out-16.svg</text:span>.</text:p>
        </text:list-item>
        <text:list-item>
          <text:p text:style-name="P32">Add page number to the SVG file. You will now have a file called <text:line-break/><text:span text:style-name="T7">knock-out-16-1.svg</text:span>. <text:span text:style-name="T21">Reload customized systems.</text:span></text:p>
        </text:list-item>
        <text:list-item>
          <text:p text:style-name="P32">SVG file looks ugly, but it is intended to be a starting point. Important part <text:span text:style-name="T21">is</text:span> the texts that you don’t need to write yourself. Edit the file and create <text:span text:style-name="T22">a </text:span>polished SVG file. You can reload the custom systems to see how <text:span text:style-name="T21">the sheet</text:span> look<text:span text:style-name="T21">s</text:span>.</text:p>
        </text:list-item>
        <text:list-item>
          <text:p text:style-name="P34">Import competitors.</text:p>
        </text:list-item>
        <text:list-item>
          <text:p text:style-name="P34">Create categories and set <text:span text:style-name="T20">System: Customized</text:span> for them. Unfortunately this is not done automatically even if it is set in <text:span text:style-name="T20">Properties</text:span>.</text:p>
        </text:list-item>
        <text:list-item>
          <text:p text:style-name="P34">Continue normally.</text:p>
        </text:list-item>
      </text:list>
      <text:h text:style-name="Heading_20_2" text:outline-level="2">Cheat sheet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6"><text:span text:style-name="T24">m1</text:span>: <text:span text:style-name="T24">c1 c2</text:span></text:p>
          </table:table-cell>
          <table:table-cell table:style-name="Table1.B1" office:value-type="string">
            <text:p text:style-name="P51">Match between competitors.</text:p>
          </table:table-cell>
        </table:table-row>
        <table:table-row>
          <table:table-cell table:style-name="Table1.A2" office:value-type="string">
            <text:p text:style-name="P44">bronze_1: m23.1 pool_b.2 </text:p>
          </table:table-cell>
          <table:table-cell table:style-name="Table1.B2" office:value-type="string">
            <text:p text:style-name="P52">Match between winner of match 23 and loser of the pool B.</text:p>
          </table:table-cell>
        </table:table-row>
        <table:table-row>
          <table:table-cell table:style-name="Table1.A2" office:value-type="string">
            <text:p text:style-name="P44">m23: a_pool_2_1.1.p.2 a_pool_2_1.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Jokinen</meta:initial-creator>
    <meta:creation-date>2014-09-15T10:51:49.329290866</meta:creation-date>
    <dc:date>2017-03-20T11:39:16.341927882</dc:date>
    <meta:editing-duration>P10DT1H42M11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6" meta:paragraph-count="147" meta:word-count="1406" meta:character-count="7962" meta:non-whitespace-character-count="6691"/>
  </office:meta>
</office:document-meta>
</file>